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496cm"/>
    </style:style>
    <style:style style:name="co3" style:family="table-column">
      <style:table-column-properties fo:break-before="auto" style:column-width="15.277cm"/>
    </style:style>
    <style:style style:name="co4" style:family="table-column">
      <style:table-column-properties fo:break-before="auto" style:column-width="16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weight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Style langage</text:p>
          </table:table-cell>
          <table:table-cell table:style-name="ce2" office:value-type="string" calcext:value-type="string">
            <text:p>Prop NS</text:p>
          </table:table-cell>
          <table:table-cell/>
        </table:table-row>
        <table:table-row table:style-name="ro1">
          <table:table-cell table:style-name="ce1" office:value-type="string" calcext:value-type="string">
            <text:p>Lauriane</text:p>
          </table:table-cell>
          <table:table-cell office:value-type="string" calcext:value-type="string">
            <text:p><text:s/>ou est que tu veux aller manger ce soir ?</text:p>
          </table:table-cell>
          <table:table-cell office:value-type="string" calcext:value-type="string">
            <text:p>Ask.Object(Restaurant, *)</text:p>
          </table:table-cell>
          <table:table-cell/>
          <table:table-cell office:value-type="string" calcext:value-type="string">
            <text:p>Propose.object(*)</text:p>
          </table:table-cell>
          <table:table-cell table:style-name="ce3" office:value-type="string" calcext:value-type="string">
            <text:p>ou bien un nouveau performatif</text:p>
          </table:table-cell>
        </table:table-row>
        <table:table-row table:style-name="ro1">
          <table:table-cell table:style-name="ce1" office:value-type="string" calcext:value-type="string">
            <text:p>Leonor</text:p>
          </table:table-cell>
          <table:table-cell office:value-type="string" calcext:value-type="string">
            <text:p><text:s/>Alors j'avoue <text:s/>j'aime bien les restaus breton.</text:p>
          </table:table-cell>
          <table:table-cell table:style-name="ce1" office:value-type="string" calcext:value-type="string">
            <text:p>State.preference^cuisine (Breton, *)</text:p>
          </table:table-cell>
          <table:table-cell table:style-name="ce1"/>
          <table:table-cell office:value-type="string" calcext:value-type="string">
            <text:p>Propose.criteria(cuisine,Breton)</text:p>
          </table:table-cell>
          <table:table-cell/>
        </table:table-row>
        <table:table-row table:style-name="ro1">
          <table:table-cell table:style-name="ce1" office:value-type="string" calcext:value-type="string">
            <text:p>Leonor</text:p>
          </table:table-cell>
          <table:table-cell office:value-type="string" calcext:value-type="string">
            <text:p>J'aime bien manger des crêpes</text:p>
          </table:table-cell>
          <table:table-cell office:value-type="string" calcext:value-type="string">
            <text:p>State.Preference^cuisine(crepes, *)</text:p>
          </table:table-cell>
          <table:table-cell/>
          <table:table-cell office:value-type="string" calcext:value-type="string">
            <text:p>State.pref(cuisine,Breton,*)</text:p>
          </table:table-cell>
          <table:table-cell table:style-name="ce3" office:value-type="string" calcext:value-type="string">
            <text:p>je suppose crepe = breton : on est dans le type de cuisine</text:p>
          </table:table-cell>
        </table:table-row>
        <table:table-row table:style-name="ro1">
          <table:table-cell table:style-name="ce1" office:value-type="string" calcext:value-type="string">
            <text:p>Leonor</text:p>
          </table:table-cell>
          <table:table-cell office:value-type="string" calcext:value-type="string">
            <text:p>je vais souvent a une crêperie qui s'appelle le Josselin et le petit Josselin</text:p>
          </table:table-cell>
          <table:table-cell table:style-name="ce1" office:value-type="string" calcext:value-type="string">
            <text:p>Propose.Object^restaurant(Josselin)</text:p>
          </table:table-cell>
          <table:table-cell table:style-name="ce1"/>
          <table:table-cell office:value-type="string" calcext:value-type="string">
            <text:p>Propose.object(Josselin)</text:p>
          </table:table-cell>
          <table:table-cell/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<text:s/>Ayant passé 3 ans a Rennes. Les crêperies sur paris sont un peu moyennes</text:p>
          </table:table-cell>
          <table:table-cell table:style-name="ce1" office:value-type="string" calcext:value-type="string">
            <text:p>gm</text:p>
          </table:table-cell>
          <table:table-cell table:style-name="ce1" office:value-type="string" calcext:value-type="string">
            <text:p>Weak reject</text:p>
          </table:table-cell>
          <table:table-cell office:value-type="string" calcext:value-type="string">
            <text:p>Reject.criteria(cuisine,Breton)</text:p>
          </table:table-cell>
          <table:table-cell table:style-name="ce3" office:value-type="string" calcext:value-type="string">
            <text:p>ici, on a aussi un soucis dans le modèle : on ne peut pas exprimer du multicritères. Par exemple : Pref^cuisine&amp;location(*,creperie&amp;paris)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Sinon j'aime bien japonais</text:p>
          </table:table-cell>
          <table:table-cell office:value-type="string" calcext:value-type="string">
            <text:p>State.preferecne^Cuisine( japonais, crepes),</text:p>
          </table:table-cell>
          <table:table-cell/>
          <table:table-cell office:value-type="string" calcext:value-type="string">
            <text:p>State.pref(cuisine,Japonais,*)</text:p>
          </table:table-cell>
          <table:table-cell/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Je n'aime pas du tout le japonais.</text:p>
          </table:table-cell>
          <table:table-cell office:value-type="string" calcext:value-type="string">
            <text:p>State.preferecne^Cuisine(* , japonais),</text:p>
          </table:table-cell>
          <table:table-cell/>
          <table:table-cell office:value-type="string" calcext:value-type="string">
            <text:p>State.pref(cuisine,*,Japonais)</text:p>
          </table:table-cell>
          <table:table-cell/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j'aime bien les restaus italiens et africains aussi. c'est très bon aussi.</text:p>
          </table:table-cell>
          <table:table-cell table:style-name="ce1" office:value-type="string" calcext:value-type="string">
            <text:p>State,preference^Cuisine(africain,japanese), State,preference^Cuisine(italien,japanese)</text:p>
          </table:table-cell>
          <table:table-cell table:style-name="ce1"/>
          <table:table-cell office:value-type="string" calcext:value-type="string">
            <text:p>State.pref(cuisine,Italien,*), State.pref(cuisine,Africain,*)</text:p>
          </table:table-cell>
          <table:table-cell/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les restaus africains. je ne suis pas fan</text:p>
          </table:table-cell>
          <table:table-cell office:value-type="string" calcext:value-type="string">
            <text:p>State,Preference^Cuisine (*,africain)</text:p>
          </table:table-cell>
          <table:table-cell/>
          <table:table-cell office:value-type="string" calcext:value-type="string">
            <text:p>State.pref(cuisine,*,Africain)</text:p>
          </table:table-cell>
          <table:table-cell/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sinon Ya un excellent restaurant. c'est <text:s/>Aveyronnais a Bercy ou il font de l'aligot</text:p>
          </table:table-cell>
          <table:table-cell office:value-type="string" calcext:value-type="string">
            <text:p>Propose.preference^Cuisine(Aveyronnais), Propose,preference^location(Bercy)</text:p>
          </table:table-cell>
          <table:table-cell/>
          <table:table-cell office:value-type="string" calcext:value-type="string">
            <text:p>Propose.criteria(cuisine,Aveyronnais), Propose.criteria(location,Bercy), Propose.object(x)</text:p>
          </table:table-cell>
          <table:table-cell table:style-name="ce3" office:value-type="string" calcext:value-type="string">
            <text:p>on a besoin ici de nommer la proposition x car elle revient après !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si tu aimes le fromage y'a un restau a versaillais qui s'appelle le cheese club, et tous les plats (entrée, plat dessert) sont a base de fromage</text:p>
          </table:table-cell>
          <table:table-cell table:style-name="ce1" office:value-type="string" calcext:value-type="string">
            <text:p>ContralPropose,Object^Cuisine(fromage), ContralPropose^location( versaille)</text:p>
          </table:table-cell>
          <table:table-cell table:style-name="ce1"/>
          <table:table-cell office:value-type="string" calcext:value-type="string">
            <text:p>Reject.criteria(x), Propose.criteria(cuisine,fromage), Propose.criteria(location,Versailles), Propose.object(cheeseclub)</text:p>
          </table:table-cell>
          <table:table-cell/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j'ai connu la cuisine africaine notamment la Camerounaise <text:s/>et c'est vraiment très bon.</text:p>
          </table:table-cell>
          <table:table-cell office:value-type="string" calcext:value-type="string">
            <text:p>State,Preference^Cuisine (africain, *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<text:s text:c="2"/>j'avoue que j'aime aussi la nourriture de l'afrique du nord. j'aime beaucoup le couscous et le tajine.</text:p>
          </table:table-cell>
          <table:table-cell table:style-name="ce1" office:value-type="string" calcext:value-type="string">
            <text:p>State,Preference^Cuisine (afrique du nord,*)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<text:s text:c="2"/>on my a trainé une ou deux fois mais c'etait trop epicé.</text:p>
          </table:table-cell>
          <table:table-cell office:value-type="string" calcext:value-type="string">
            <text:p>State,Preference^Cuisine(* ,afrique du nord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….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les epices ça ne passe pas du tout </text:p>
          </table:table-cell>
          <table:table-cell table:style-name="ce1" office:value-type="string" calcext:value-type="string">
            <text:p>State,Preference^Cuisine (*, epice)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quires ontologie on the criteria on epcies → afrique du nord <text:s/>chose pour asiatique → japon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mais apres on peut toujours tester la nouveauté si tu dis qu'il n'ya pas bcp d'epices dans la cuisine africaine pourquoi pas</text:p>
          </table:table-cell>
          <table:table-cell office:value-type="string" calcext:value-type="string">
            <text:p>Accept.Object^Restaurant(cuisine, Africain)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Moi aussi j'avais gouté cooréen aussi...Mais tu vois je préfère ça au japonais.</text:p>
          </table:table-cell>
          <table:table-cell office:value-type="string" calcext:value-type="string">
            <text:p>State,Preference^Cuisine (cooreen, japonais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Ce dont je me rends compte, c'est qu'on a surtout des j'aime/j'aime pas, plus que des « je préfère X à Y »… Donc notre pref binaire n'est pas forcément idéal…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Il nous manque aussi les inclusions (crèpe &lt; Breton, aligot &lt; Aveyronnais, Bercy &lt; Paris, …)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 dire dans le doc Report :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 pas de hiérarchie <text:span text:style-name="T1">(</text:span>future work<text:span text:style-name="T1">)</text:span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 noter les questions qu'on se pose au fur et à mesure!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 pas de multi-state 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15:16:57.837718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4:47:33.076610234</meta:creation-date>
    <dc:date>2015-10-12T17:43:03.337545958</dc:date>
    <meta:editing-duration>PT3H27M40S</meta:editing-duration>
    <meta:editing-cycles>22</meta:editing-cycles>
    <meta:generator>LibreOffice/4.2.8.2$Linux_X86_64 LibreOffice_project/420m0$Build-2</meta:generator>
    <meta:document-statistic meta:table-count="1" meta:cell-count="77" meta:object-count="0"/>
  </office:meta>
</office:document-meta>
</file>